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text-properties style:font-name="Liberation Sans" fo:language="en" fo:country="G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4" style:family="paragraph" style:parent-style-name="Footnote">
      <style:text-properties style:font-name="Liberation Sans" fo:language="en" fo:country="GB" officeooo:paragraph-rsid="0fc49ea7"/>
    </style:style>
    <style:style style:name="P5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38935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Footnote">
      <style:text-properties style:font-name="Liberation Sans" officeooo:paragraph-rsid="1001a61f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bc162"/>
    </style:style>
    <style:style style:name="P28" style:family="paragraph" style:parent-style-name="Standard">
      <style:text-properties officeooo:paragraph-rsid="0b0ddd8e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text-properties officeooo:paragraph-rsid="0bad8f69"/>
    </style:style>
    <style:style style:name="P31" style:family="paragraph" style:parent-style-name="Footnote">
      <style:text-properties officeooo:rsid="043ccc66" officeooo:paragraph-rsid="0f40045a"/>
    </style:style>
    <style:style style:name="P32" style:family="paragraph" style:parent-style-name="Footnote">
      <style:text-properties officeooo:rsid="043ccc66" officeooo:paragraph-rsid="0f4dc0dc"/>
    </style:style>
    <style:style style:name="P33" style:family="paragraph" style:parent-style-name="Footnote">
      <style:text-properties officeooo:paragraph-rsid="0f40045a"/>
    </style:style>
    <style:style style:name="P34" style:family="paragraph" style:parent-style-name="Footnote">
      <style:text-properties officeooo:paragraph-rsid="0fce08f7"/>
    </style:style>
    <style:style style:name="P3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8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5" style:family="paragraph" style:parent-style-name="Standard">
      <style:text-properties officeooo:paragraph-rsid="0fbbd67b"/>
    </style:style>
    <style:style style:name="P4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7" style:family="paragraph" style:parent-style-name="Standard">
      <style:text-properties officeooo:paragraph-rsid="0fc0c632"/>
    </style:style>
    <style:style style:name="P48" style:family="paragraph" style:parent-style-name="Standard">
      <style:text-properties officeooo:paragraph-rsid="0fc21b80"/>
    </style:style>
    <style:style style:name="P49" style:family="paragraph" style:parent-style-name="Standard">
      <style:text-properties officeooo:rsid="0dde9a1c" officeooo:paragraph-rsid="0dde9a1c"/>
    </style:style>
    <style:style style:name="P50" style:family="paragraph" style:parent-style-name="Standard">
      <style:text-properties officeooo:rsid="0dde9a1c" officeooo:paragraph-rsid="0f4adb30"/>
    </style:style>
    <style:style style:name="P51" style:family="paragraph" style:parent-style-name="Standard">
      <style:text-properties officeooo:rsid="0dde9a1c" officeooo:paragraph-rsid="0fdb91b2"/>
    </style:style>
    <style:style style:name="P52" style:family="paragraph" style:parent-style-name="Standard">
      <style:text-properties officeooo:rsid="0dde9a1c" officeooo:paragraph-rsid="0fdc0816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4" style:family="paragraph" style:parent-style-name="Standard">
      <style:text-properties officeooo:paragraph-rsid="0fc35f88"/>
    </style:style>
    <style:style style:name="P55" style:family="paragraph" style:parent-style-name="Standard">
      <style:text-properties officeooo:paragraph-rsid="0fc8b815"/>
    </style:style>
    <style:style style:name="P56" style:family="paragraph" style:parent-style-name="Standard">
      <style:text-properties officeooo:paragraph-rsid="0fce858d"/>
    </style:style>
    <style:style style:name="P57" style:family="paragraph" style:parent-style-name="Standard">
      <style:text-properties officeooo:paragraph-rsid="0f4adb30"/>
    </style:style>
    <style:style style:name="P58" style:family="paragraph" style:parent-style-name="Standard">
      <style:text-properties officeooo:paragraph-rsid="0fd0b68a"/>
    </style:style>
    <style:style style:name="P59" style:family="paragraph" style:parent-style-name="Standard">
      <style:text-properties officeooo:paragraph-rsid="0fd655f2"/>
    </style:style>
    <style:style style:name="P60" style:family="paragraph" style:parent-style-name="Standard">
      <style:text-properties officeooo:paragraph-rsid="0ff06808"/>
    </style:style>
    <style:style style:name="P61" style:family="paragraph" style:parent-style-name="Standard">
      <style:text-properties officeooo:paragraph-rsid="0ff397b4"/>
    </style:style>
    <style:style style:name="P62" style:family="paragraph" style:parent-style-name="Standard">
      <style:text-properties officeooo:paragraph-rsid="0ff3c339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c8b5238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paragraph-properties fo:text-align="center" style:justify-single-word="false"/>
      <style:text-properties officeooo:paragraph-rsid="0e38fc62"/>
    </style:style>
    <style:style style:name="P68" style:family="paragraph" style:parent-style-name="Standard">
      <style:paragraph-properties fo:text-align="center" style:justify-single-word="false"/>
      <style:text-properties officeooo:paragraph-rsid="0e82f1b0"/>
    </style:style>
    <style:style style:name="P69" style:family="paragraph" style:parent-style-name="Standard">
      <style:paragraph-properties fo:text-align="center" style:justify-single-word="false"/>
      <style:text-properties officeooo:paragraph-rsid="103a8b8d"/>
    </style:style>
    <style:style style:name="P70" style:family="paragraph" style:parent-style-name="Standard">
      <style:paragraph-properties fo:text-align="center" style:justify-single-word="false"/>
      <style:text-properties officeooo:paragraph-rsid="10460ef1"/>
    </style:style>
    <style:style style:name="P71" style:family="paragraph" style:parent-style-name="Standard">
      <style:text-properties officeooo:paragraph-rsid="1028e258"/>
    </style:style>
    <style:style style:name="P72" style:family="paragraph" style:parent-style-name="Standard">
      <style:text-properties officeooo:paragraph-rsid="102bc162"/>
    </style:style>
    <style:style style:name="P73" style:family="paragraph" style:parent-style-name="Standard">
      <style:text-properties officeooo:paragraph-rsid="103a8b8d"/>
    </style:style>
    <style:style style:name="P74" style:family="paragraph" style:parent-style-name="Standard">
      <style:text-properties officeooo:rsid="103c421a" officeooo:paragraph-rsid="103c421a"/>
    </style:style>
    <style:style style:name="P75" style:family="paragraph" style:parent-style-name="Standard">
      <style:text-properties officeooo:rsid="103cd3c9" officeooo:paragraph-rsid="103cd3c9"/>
    </style:style>
    <style:style style:name="P76" style:family="paragraph" style:parent-style-name="Standard">
      <style:text-properties officeooo:rsid="103d9705" officeooo:paragraph-rsid="103d9705"/>
    </style:style>
    <style:style style:name="P77" style:family="paragraph" style:parent-style-name="Standard">
      <style:text-properties officeooo:paragraph-rsid="10414f85"/>
    </style:style>
    <style:style style:name="P78" style:family="paragraph" style:parent-style-name="Standard">
      <style:text-properties officeooo:rsid="104324ed" officeooo:paragraph-rsid="104324ed"/>
    </style:style>
    <style:style style:name="P79" style:family="paragraph" style:parent-style-name="Standard">
      <style:text-properties officeooo:rsid="10460ef1" officeooo:paragraph-rsid="10460ef1"/>
    </style:style>
    <style:style style:name="P80" style:family="paragraph" style:parent-style-name="Standard">
      <style:text-properties officeooo:rsid="104ba919" officeooo:paragraph-rsid="104bbe03"/>
    </style:style>
    <style:style style:name="P81" style:family="paragraph" style:parent-style-name="Standard">
      <style:text-properties officeooo:paragraph-rsid="104bbe03"/>
    </style:style>
    <style:style style:name="P82" style:family="paragraph" style:parent-style-name="Standard">
      <style:text-properties officeooo:rsid="104d5027" officeooo:paragraph-rsid="104d5027"/>
    </style:style>
    <style:style style:name="P83" style:family="paragraph" style:parent-style-name="Standard">
      <style:text-properties officeooo:paragraph-rsid="104d93b3"/>
    </style:style>
    <style:style style:name="P84" style:family="paragraph" style:parent-style-name="Standard">
      <style:text-properties officeooo:paragraph-rsid="104f54fc"/>
    </style:style>
    <style:style style:name="P85" style:family="paragraph" style:parent-style-name="Footnote">
      <style:text-properties officeooo:paragraph-rsid="10598138"/>
    </style:style>
    <style:style style:name="P86" style:family="paragraph" style:parent-style-name="Standard">
      <style:text-properties officeooo:paragraph-rsid="1057e6dc"/>
    </style:style>
    <style:style style:name="P87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8" style:family="paragraph" style:parent-style-name="Standard" style:list-style-name="L1">
      <style:paragraph-properties fo:break-before="page"/>
      <style:text-properties officeooo:paragraph-rsid="0fd655f2"/>
    </style:style>
    <style:style style:name="P8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1029a5fa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28e25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14f85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5981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1029a5f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0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0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1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52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53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0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1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2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6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7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10270a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105418b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01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4" style:family="text">
      <style:text-properties fo:font-size="10pt" style:font-size-asian="10pt" style:font-size-complex="10pt"/>
    </style:style>
    <style:style style:name="T20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7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9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0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language="en" fo:country="GB"/>
    </style:style>
    <style:style style:name="T217" style:family="text">
      <style:text-properties fo:language="en" fo:country="GB" officeooo:rsid="0e83c34e"/>
    </style:style>
    <style:style style:name="T218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9" style:family="text">
      <style:text-properties fo:language="en" fo:country="GB" officeooo:rsid="0f28d107"/>
    </style:style>
    <style:style style:name="T220" style:family="text">
      <style:text-properties fo:language="en" fo:country="GB" style:font-size-complex="12pt"/>
    </style:style>
    <style:style style:name="T221" style:family="text">
      <style:text-properties fo:language="en" fo:country="GB" officeooo:rsid="0f28d107" style:font-size-complex="12pt"/>
    </style:style>
    <style:style style:name="T222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language="en" fo:country="GB" officeooo:rsid="105418b7"/>
    </style:style>
    <style:style style:name="T224" style:family="text">
      <style:text-properties officeooo:rsid="103c421a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officeooo:rsid="103c421a" style:font-weight-asian="bold" style:font-weight-complex="bold"/>
    </style:style>
    <style:style style:name="T227" style:family="text">
      <style:text-properties fo:font-weight="bold" officeooo:rsid="104d5027" style:font-weight-asian="bold" style:font-weight-complex="bol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4" form:id="control1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5" form:id="control1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7"><text:span text:style-name="Strong_20_Emphasis"><text:span text:style-name="T129">Checklist for installing</text:span></text:span><text:span text:style-name="T153"> </text:span><text:span text:style-name="T153"><text:user-field-get text:name="Distro">Debian</text:user-field-get></text:span><text:span text:style-name="T154"><text:s/></text:span><text:span text:style-name="T154"><text:user-field-get text:name="Version">12</text:user-field-get></text:span><text:span text:style-name="Strong_20_Emphasis"><text:span text:style-name="T130"><text:s/></text:span></text:span><text:span text:style-name="Strong_20_Emphasis"><text:span text:style-name="T131">LTS</text:span></text:span><text:span text:style-name="T155"><text:note text:id="ftn1" text:note-class="footnote"><text:note-citation>1</text:note-citation><text:note-body><text:p text:style-name="P24"><text:span text:style-name="T140">L</text:span><text:span text:style-name="T141">TS stands for Long-Term Support, and this </text:span><text:span text:style-name="T148">June</text:span><text:span text:style-name="T142"> </text:span><text:span text:style-name="Strong_20_Emphasis"><text:span text:style-name="T89"><text:user-field-get text:name="Releaseyear">2023</text:user-field-get></text:span></text:span><text:span text:style-name="T144"><text:s/></text:span><text:span text:style-name="T149"><text:user-field-get text:name="Distro">Debian</text:user-field-get></text:span><text:span text:style-name="T150"><text:s/></text:span><text:span text:style-name="T150"><text:user-field-get text:name="Version">12</text:user-field-get></text:span><text:span text:style-name="Strong_20_Emphasis"><text:span text:style-name="T132"><text:s/></text:span></text:span><text:span text:style-name="T142">LTS </text:span><text:span text:style-name="T143">(</text:span><text:span text:style-name="T141">codenamed</text:span><text:span text:style-name="T143"> </text:span><text:span text:style-name="T147">bookworm</text:span><text:span text:style-name="T143">) </text:span><text:span text:style-name="T141">will be </text:span><text:span text:style-name="T146">supported</text:span><text:span text:style-name="T141"> for five years until </text:span><text:span text:style-name="T148">June</text:span><text:span text:style-name="T142"> </text:span><text:span text:style-name="T140">202</text:span><text:span text:style-name="T148">8</text:span><text:span text:style-name="T145">.</text:span></text:p></text:note-body></text:note></text:span><text:span text:style-name="T156"> </text:span><text:span text:style-name="T156"><text:user-field-get text:name="Edition">server</text:user-field-get></text:span><text:span text:style-name="T157"><text:s/></text:span><text:span text:style-name="T158">(standard).</text:span></text:p>
      <text:p text:style-name="P41"/>
      <text:p text:style-name="P39"><text:span text:style-name="T18">Fill in the </text:span><text:span text:style-name="Strong_20_Emphasis"><text:span text:style-name="T209"><text:s/></text:span></text:span><text:span text:style-name="Strong_20_Emphasis"><text:span text:style-name="T210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43"><text:span text:style-name="Definition"><text:span text:style-name="T218">user</text:span></text:span><text:span text:style-name="T171"><text:tab/><text:tab/></text:span><text:span text:style-name="T170"> <text:tab/><text:tab/><text:tab/></text:span><text:span text:style-name="T172"><draw:control text:anchor-type="as-char" svg:y="-0.429cm" draw:z-index="10" draw:name="Gebruiker 2" draw:style-name="gr2" draw:text-style-name="P93" svg:width="6.002cm" svg:height="0.6cm" draw:control="control11"><svg:title>Gebruiker</svg:title><svg:desc>Volledige naam, bijv. Jan Stek</svg:desc></draw:control></text:span><text:span text:style-name="T172"><text:tab/></text:span><text:span text:style-name="T173">[</text:span><text:span text:style-name="T174">full </text:span><text:span text:style-name="T164">na</text:span><text:span text:style-name="T165">me,</text:span><text:span text:style-name="T164"> </text:span><text:span text:style-name="T165">e.g.</text:span><text:span text:style-name="T164"> </text:span><text:span text:style-name="T166">J</text:span><text:span text:style-name="T175">a</text:span><text:span text:style-name="T166">n </text:span><text:span text:style-name="T175">Jansen</text:span><text:span text:style-name="T176">]</text:span></text:p>
      <text:p text:style-name="P45"><text:span text:style-name="Definition"><text:span text:style-name="T163">USER</text:span></text:span><text:span text:style-name="Definition"><text:span text:style-name="T216">na</text:span></text:span><text:span text:style-name="Definition"><text:span text:style-name="T219">me</text:span></text:span><text:span text:style-name="T162"><text:tab/><text:tab/><text:tab/></text:span><text:span text:style-name="T162"><draw:control text:anchor-type="as-char" svg:y="-0.429cm" draw:z-index="11" draw:name="Gberuikersnaam 2" draw:style-name="gr2" draw:text-style-name="P93" svg:width="6.002cm" svg:height="0.6cm" draw:control="control12"><svg:title>Gebruikersnaam</svg:title><svg:desc>Korte naam, bijv. jan</svg:desc></draw:control></text:span><text:span text:style-name="T162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33">j</text:span><text:span text:style-name="T134">a</text:span><text:span text:style-name="T133">n</text:span><text:span text:style-name="T135">]</text:span></text:p>
      <text:p text:style-name="P42"><text:span text:style-name="Definition"><text:span text:style-name="T223">serv</text:span></text:span><text:span text:style-name="Definition"><text:span text:style-name="T216">ERNA</text:span></text:span><text:span text:style-name="Definition"><text:span text:style-name="T219">me</text:span></text:span><text:span text:style-name="T177"><text:tab/><text:tab/></text:span><text:span text:style-name="T216"><draw:control text:anchor-type="as-char" svg:y="-0.429cm" draw:z-index="12" draw:name="Computernaam 1" draw:style-name="gr2" draw:text-style-name="P93" svg:width="6.002cm" svg:height="0.6cm" draw:control="control13"><svg:title>Computernaam</svg:title><svg:desc>Unieke naam van de computer</svg:desc></draw:control></text:span><text:span text:style-name="T216"><text:tab/></text:span><text:span text:style-name="T181">[</text:span><text:span text:style-name="T178">na</text:span><text:span text:style-name="T182">me of the</text:span><text:span text:style-name="T178"> </text:span><text:span text:style-name="T186">server</text:span><text:span text:style-name="T179">, </text:span><text:span text:style-name="T182">e.g.</text:span><text:span text:style-name="T183"> </text:span><text:span text:style-name="T185">sv</text:span><text:span text:style-name="T184">02</text:span><text:span text:style-name="T181">]</text:span></text:p>
      <text:p text:style-name="P42"><text:span text:style-name="Definition"><text:span text:style-name="T216">START</text:span></text:span><text:span text:style-name="Definition"><text:span text:style-name="T219">up</text:span></text:span><text:span text:style-name="Definition"><text:span text:style-name="T216">MEnU</text:span></text:span><text:span text:style-name="T172"><text:tab/><text:tab/></text:span><text:span text:style-name="T172"><draw:control text:anchor-type="as-char" svg:y="-0.429cm" draw:z-index="13" draw:name="Opstartmenu 1" draw:style-name="gr2" draw:text-style-name="P93" svg:width="6.002cm" svg:height="0.6cm" draw:control="control14"><svg:title>Opstartmenu</svg:title><svg:desc>Toets voor het opstartmenu ("bootmenu")</svg:desc></draw:control></text:span><text:span text:style-name="T172"><text:tab/></text:span><text:span text:style-name="T181">[</text:span><text:span text:style-name="T178">key for the bootable medium</text:span><text:span text:style-name="T187">]</text:span></text:p>
      <text:p text:style-name="P42"><text:span text:style-name="Definition"><text:span text:style-name="T180">SETTINGS</text:span></text:span><text:span text:style-name="T180"> <text:tab/><text:tab/><text:tab/></text:span><text:span text:style-name="T180"><draw:control text:anchor-type="as-char" svg:y="-0.429cm" draw:z-index="14" draw:name="Instellingen 1" draw:style-name="gr2" draw:text-style-name="P93" svg:width="6.002cm" svg:height="0.6cm" draw:control="control15"><svg:title>Instellingen</svg:title><svg:desc>Toets voor het BIOS/UEFI-scherm ("setup")</svg:desc></draw:control></text:span><text:span text:style-name="T180"><text:tab/></text:span><text:span text:style-name="T181">[</text:span><text:span text:style-name="T178">key for the UEFI BIOS screen</text:span><text:span text:style-name="T181">]</text:span></text:p>
      <text:p text:style-name="P42"><text:span text:style-name="Definition"><text:span text:style-name="T189">USER2</text:span></text:span><text:span text:style-name="T188"><text:tab/></text:span><text:span text:style-name="T170"> <text:tab/><text:tab/><text:tab/></text:span><text:span text:style-name="T172"><draw:control text:anchor-type="as-char" svg:y="-0.429cm" draw:z-index="15" draw:name="Gebruiker 3" draw:style-name="gr2" draw:text-style-name="P93" svg:width="6.002cm" svg:height="0.6cm" draw:control="control16"><svg:title>Gebruiker</svg:title><svg:desc>Volledige naam, bijv. Jan Stek</svg:desc></draw:control></text:span><text:span text:style-name="T172"><text:tab/></text:span><text:span text:style-name="T173">[</text:span><text:span text:style-name="T164">na</text:span><text:span text:style-name="T167">me</text:span><text:span text:style-name="T164"> possibly</text:span><text:span text:style-name="T168"> 2</text:span><text:span text:style-name="T200">nd</text:span><text:span text:style-name="T168"> USER</text:span><text:span text:style-name="T169">]</text:span></text:p>
      <text:p text:style-name="P45"><text:span text:style-name="Definition"><text:span text:style-name="T189">USERN</text:span></text:span><text:span text:style-name="Definition"><text:span text:style-name="T190">a</text:span></text:span><text:span text:style-name="Definition"><text:span text:style-name="T191">me</text:span></text:span><text:span text:style-name="Definition"><text:span text:style-name="T189">2</text:span></text:span><text:span text:style-name="Definition"><text:span text:style-name="T196"><text:tab/><text:tab/></text:span></text:span><text:span text:style-name="T162"><draw:control text:anchor-type="as-char" svg:y="-0.429cm" draw:z-index="16" draw:name="Gberuikersnaam 3" draw:style-name="gr2" draw:text-style-name="P93" svg:width="6.002cm" svg:height="0.6cm" draw:control="control17"><svg:title>Gebruikersnaam</svg:title><svg:desc>Korte naam, bijv. jan</svg:desc></draw:control></text:span><text:span text:style-name="T162"><text:tab/></text:span><text:span text:style-name="T193">[</text:span><text:span text:style-name="T194">user</text:span><text:span text:style-name="T192"> na</text:span><text:span text:style-name="T195">me</text:span><text:span text:style-name="T197"> possibly</text:span><text:span text:style-name="T198"> 2</text:span><text:span text:style-name="T201">nd</text:span><text:span text:style-name="T198"> USER</text:span><text:span text:style-name="T199">]</text:span></text:p>
      <text:p text:style-name="P42"><text:span text:style-name="T136">Replace the </text:span><text:span text:style-name="T137">underlined</text:span><text:span text:style-name="T136"> words in this checklist with those in the </text:span><text:span text:style-name="Strong_20_Emphasis"><text:span text:style-name="T35">te</text:span></text:span><text:span text:style-name="Strong_20_Emphasis"><text:span text:style-name="T49">x</text:span></text:span><text:span text:style-name="Strong_20_Emphasis"><text:span text:style-name="T35">t </text:span></text:span><text:span text:style-name="Strong_20_Emphasis"><text:span text:style-name="T49">box</text:span></text:span><text:span text:style-name="T136">.</text:span></text:p>
      <text:p text:style-name="P3"/>
      <text:p text:style-name="P3"/>
      <text:p text:style-name="P42"><text:span text:style-name="T69">New installation?</text:span><text:span text:style-name="T31"><text:tab/></text:span><text:span text:style-name="T59"></text:span><text:span text:style-name="T60"><text:tab/>Start at chapter </text:span><text:span text:style-name="T74"><text:bookmark-ref text:reference-format="page" text:ref-name="__RefNumPara__4009_12717081281">2</text:bookmark-ref></text:span><text:span text:style-name="T74"><text:s/></text:span><text:span text:style-name="T74"><text:bookmark-ref text:reference-format="text" text:ref-name="__RefNumPara__4009_12717081281">Perform installation</text:bookmark-ref></text:span><text:span text:style-name="T32">.</text:span></text:p>
      <text:p text:style-name="P40"/>
      <text:p text:style-name="P42"><text:span text:style-name="Strong_20_Emphasis"><text:span text:style-name="T29"/></text:span></text:p>
      <text:list xml:id="list4198069456" text:style-name="L1">
        <text:list-item>
          <text:p text:style-name="P89"><text:bookmark-start text:name="__RefNumPara__4083_1271708128"/>Preparing installation<text:bookmark-end text:name="__RefNumPara__4083_1271708128"/></text:p>
        </text:list-item>
      </text:list>
      <text:p text:style-name="P3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56"><draw:control text:anchor-type="as-char" draw:z-index="0" draw:name="Vorm3" draw:style-name="gr1" draw:text-style-name="P9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6"><draw:control text:anchor-type="as-char" draw:z-index="19" draw:name="Vorm 5" draw:style-name="gr1" draw:text-style-name="P92" svg:width="0.35cm" svg:height="0.35cm" draw:control="control20"/></text:span></text:span></text:p>
          </table:table-cell>
          <table:table-cell table:style-name="_31_._5f_Installatie_5f_voorbereiden.D1" office:value-type="string">
            <text:p text:style-name="P46"><text:span text:style-name="Strong_20_Emphasis"><text:span text:style-name="T33">Log in as </text:span></text:span><text:span text:style-name="Definition"><text:span text:style-name="T8">USER</text:span></text:span><text:span text:style-name="Definition"><text:span text:style-name="T17"><text:note text:id="ftn2" text:note-class="footnote"><text:note-citation>2</text:note-citation><text:note-body><text:p text:style-name="P31"><text:span text:style-name="User_20_Entry"><text:span text:style-name="T99">Login any additional </text:span></text:span><text:span text:style-name="Definition"><text:span text:style-name="T203">USER</text:span></text:span><text:span text:style-name="User_20_Entry"><text:span text:style-name="T100">s</text:span></text:span><text:span text:style-name="User_20_Entry"><text:span text:style-name="T110"> </text:span></text:span><text:span text:style-name="User_20_Entry"><text:span text:style-name="T99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36"><text:s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36"><text:s/></text:span></text:span></text:p>
          </table:table-cell>
          <table:table-cell table:style-name="_31_._5f_Installatie_5f_voorbereiden.D2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56"><draw:control text:anchor-type="as-char" draw:z-index="6" draw:name="Vorm4" draw:style-name="gr1" draw:text-style-name="P92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6"><draw:control text:anchor-type="as-char" draw:z-index="20" draw:name="Vorm 6" draw:style-name="gr1" draw:text-style-name="P92" svg:width="0.35cm" svg:height="0.35cm" draw:control="control21"/></text:span></text:span></text:p>
          </table:table-cell>
          <table:table-cell table:style-name="_31_._5f_Installatie_5f_voorbereiden.D3" office:value-type="string">
            <text:p text:style-name="P47"><text:span text:style-name="Strong_20_Emphasis"><text:span text:style-name="T36">Install 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3" text:note-class="footnote"><text:note-citation>3</text:note-citation><text:note-body><text:p text:style-name="P33"><text:span text:style-name="T217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7">karelzimmer.nl</text:span></text:span></text:a><text:span text:style-name="T217">) for installing and managing Debian and Debian based systems like Ubuntu.</text:span></text:p></text:note-body></text:note></text:span></text:span><text:span text:style-name="Strong_20_Emphasis"><text:span text:style-name="T38">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36"/></text:span></text:p>
          </table:table-cell>
          <table:table-cell table:style-name="_31_._5f_Installatie_5f_voorbereiden.D4" office:value-type="string">
            <text:p text:style-name="P48"><text:span text:style-name="Strong_20_Emphasis"><text:span text:style-name="T39">Type, or copy and paste, these </text:span></text:span><text:span text:style-name="Strong_20_Emphasis"><text:span text:style-name="T55">two</text:span></text:span><text:span text:style-name="Strong_20_Emphasis"><text:span text:style-name="T39"> commands, each 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5" office:value-type="string">
            <text:p text:style-name="P61"><text:span text:style-name="User_20_Entry"><text:span text:style-name="T111">wget karelzimmer.nl/</text:span></text:span><text:span text:style-name="User_20_Entry"><text:span text:style-name="T112">kz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6" office:value-type="string">
            <text:p text:style-name="P61"><text:span text:style-name="User_20_Entry"><text:span text:style-name="T111">bash </text:span></text:span><text:span text:style-name="User_20_Entry"><text:span text:style-name="T112">kz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49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56"><draw:control text:anchor-type="as-char" draw:z-index="1" draw:name="Vorm6" draw:style-name="gr1" draw:text-style-name="P9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6"><draw:control text:anchor-type="as-char" draw:z-index="21" draw:name="Vorm 7" draw:style-name="gr1" draw:text-style-name="P92" svg:width="0.35cm" svg:height="0.35cm" draw:control="control22"/></text:span></text:span></text:p>
          </table:table-cell>
          <table:table-cell table:style-name="_31_._5f_Installatie_5f_voorbereiden.D9" office:value-type="string">
            <text:p text:style-name="P54"><text:span text:style-name="Strong_20_Emphasis"><text:span text:style-name="T4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9" office:value-type="string">
            <text:p text:style-name="P84"><text:span text:style-name="Strong_20_Emphasis"><text:span text:style-name="T39">Type </text:span></text:span><text:span text:style-name="User_20_Entry"><text:span text:style-name="T112">kz </text:span></text:span><text:span text:style-name="User_20_Entry"><text:span text:style-name="T114">menu</text:span></text:span><text:span text:style-name="Strong_20_Emphasis"><text:span text:style-name="T39"> command, 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36"/></text:span></text:p>
          </table:table-cell>
          <table:table-cell table:style-name="_31_._5f_Installatie_5f_voorbereiden.D11" office:value-type="string">
            <text:p text:style-name="P71"><text:span text:style-name="Strong_20_Emphasis"><text:span text:style-name="T44">Select </text:span></text:span><text:span text:style-name="Strong_20_Emphasis"><text:span text:style-name="T68">1 </text:span></text:span><text:span text:style-name="Strong_20_Emphasis"><text:span text:style-name="T39">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</text:span></text:span><text:span text:style-name="Strong_20_Emphasis"><text:span text:style-name="T53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2" office:value-type="string">
            <text:p text:style-name="P51"><text:span text:style-name="Strong_20_Emphasis"><text:span text:style-name="T43">Follow the instructions on the screen.</text:span></text:span></text:p>
          </table:table-cell>
        </table:table-row>
      </table:table>
      <text:p text:style-name="P38"><text:bookmark-start text:name="__RefNumPara__4009_1271708128"/><text:bookmark-end text:name="__RefNumPara__4009_1271708128"/><text:span text:style-name="Strong_20_Emphasis"><text:span text:style-name="T2"/></text:span></text:p>
      <text:list xml:id="list185545483156458" text:continue-numbering="true" text:style-name="L1">
        <text:list-item>
          <text:p text:style-name="P88"><text:bookmark-start text:name="__RefNumPara__4009_12717081281"/><text:span text:style-name="Strong_20_Emphasis"><text:span text:style-name="T138">Perform installation</text:span></text:span><text:bookmark-end text:name="__RefNumPara__4009_12717081281"/></text:p>
        </text:list-item>
      </text:list>
      <text:p text:style-name="P59"><text:span text:style-name="Strong_20_Emphasis"><text:span text:style-name="T138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56"><draw:control text:anchor-type="as-char" draw:z-index="2" draw:name="Vorm9" draw:style-name="gr1" draw:text-style-name="P9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6"><text:span text:style-name="T139">Boot the computer from an </text:span><text:span text:style-name="T121"><text:user-field-get text:name="Distro">Debian</text:user-field-get></text:span><text:span text:style-name="T122"><text:s/></text:span><text:span text:style-name="T122"><text:user-field-get text:name="Version">12</text:user-field-get></text:span><text:span text:style-name="Strong_20_Emphasis"><text:span text:style-name="T123"><text:s/></text:span></text:span><text:span text:style-name="Strong_20_Emphasis"><text:span text:style-name="T128">Live</text:span></text:span><text:span text:style-name="Strong_20_Emphasis"><text:span text:style-name="T88"><text:note text:id="ftn4" text:note-class="footnote"><text:note-citation>1</text:note-citation><text:note-body><text:p text:style-name="P4"><text:span text:style-name="T204">From a Live USB stick (or DVD) you can boot and work with</text:span> <text:span text:style-name="T151"><text:user-field-get text:name="Distro">Debian</text:user-field-get></text:span><text:span text:style-name="T152"><text:s/>without installing it</text:span>.</text:p></text:note-body></text:note></text:span></text:span><text:span text:style-name="T80"> USB stick</text:span><text:span text:style-name="T81"><text:note text:id="ftn5" text:note-class="footnote"><text:note-citation>2</text:note-citation><text:note-body><text:p text:style-name="P85"><text:span text:style-name="Strong_20_Emphasis"><text:span text:style-name="T93">Download a CD image file (.iso) from</text:span></text:span><text:span text:style-name="Strong_20_Emphasis"><text:span text:style-name="T91"> </text:span></text:span><text:a xlink:type="simple" xlink:href="https://www.debian.org/CD/live/" text:style-name="Internet_20_link" text:visited-style-name="Visited_20_Internet_20_Link"><text:span text:style-name="Strong_20_Emphasis"><text:span text:style-name="T206">debian.org/cd/live</text:span></text:span></text:a><text:span text:style-name="Strong_20_Emphasis"><text:span text:style-name="T91">, </text:span></text:span><text:span text:style-name="Strong_20_Emphasis"><text:span text:style-name="T97">under </text:span></text:span><text:span text:style-name="Strong_20_Emphasis"><text:span text:style-name="T104">DVD/USB</text:span></text:span><text:span text:style-name="Strong_20_Emphasis"><text:span text:style-name="T91"> click </text:span></text:span><text:span text:style-name="Strong_20_Emphasis"><text:span text:style-name="T97">on </text:span></text:span><text:span text:style-name="Strong_20_Emphasis"><text:span text:style-name="T104">amd64</text:span></text:span><text:span text:style-name="Strong_20_Emphasis"><text:span text:style-name="T97">.</text:span></text:span><text:span text:style-name="Strong_20_Emphasis"><text:span text:style-name="T91"><text:line-break/></text:span></text:span><text:span text:style-name="Strong_20_Emphasis"><text:span text:style-name="T94">Click on</text:span></text:span><text:span text:style-name="Strong_20_Emphasis"><text:span text:style-name="T92"> </text:span></text:span><text:span text:style-name="Strong_20_Emphasis"><text:span text:style-name="T105">debian-live-1</text:span></text:span><text:span text:style-name="Strong_20_Emphasis"><text:span text:style-name="T104">2</text:span></text:span><text:span text:style-name="Strong_20_Emphasis"><text:span text:style-name="T105">.</text:span></text:span><text:span text:style-name="Strong_20_Emphasis"><text:span text:style-name="T106">x</text:span></text:span><text:span text:style-name="Strong_20_Emphasis"><text:span text:style-name="T105">.</text:span></text:span><text:span text:style-name="Strong_20_Emphasis"><text:span text:style-name="T106">y</text:span></text:span><text:span text:style-name="Strong_20_Emphasis"><text:span text:style-name="T107">-</text:span></text:span><text:span text:style-name="Strong_20_Emphasis"><text:span text:style-name="T105">amd64-</text:span></text:span><text:span text:style-name="Strong_20_Emphasis"><text:span text:style-name="T109">standard</text:span></text:span><text:span text:style-name="Strong_20_Emphasis"><text:span text:style-name="T108">.iso</text:span></text:span><text:span text:style-name="Strong_20_Emphasis"><text:span text:style-name="T90">.<text:line-break/></text:span></text:span><text:span text:style-name="Strong_20_Emphasis"><text:span text:style-name="T93">Insert a USB stick of at least </text:span></text:span><text:span text:style-name="Strong_20_Emphasis"><text:span text:style-name="T98">2</text:span></text:span><text:span text:style-name="Strong_20_Emphasis"><text:span text:style-name="T93"> GB.<text:line-break/>Locate </text:span></text:span><text:span text:style-name="Strong_20_Emphasis"><text:span text:style-name="T101">disk</text:span></text:span><text:span text:style-name="Strong_20_Emphasis"><text:span text:style-name="T93"> and click the </text:span></text:span><text:span text:style-name="Strong_20_Emphasis"><text:span text:style-name="T102">Disks</text:span></text:span><text:span text:style-name="Strong_20_Emphasis"><text:span text:style-name="T93"> icon. Select the USB stick in the list of disks on the left and click </text:span></text:span><text:span text:style-name="Strong_20_Emphasis"><text:span text:style-name="T102">Disk </text:span></text:span><text:span text:style-name="Strong_20_Emphasis"><text:span text:style-name="T101">settings</text:span></text:span><text:span text:style-name="Strong_20_Emphasis"><text:span text:style-name="T93"> ⋮ (icon with the three dots) in the top right corner.</text:span></text:span></text:p><text:p text:style-name="P34"><text:span text:style-name="Strong_20_Emphasis"><text:span text:style-name="T93"><text:tab/>Choose </text:span></text:span><text:span text:style-name="Strong_20_Emphasis"><text:span text:style-name="T102">Restore Disk Image</text:span></text:span><text:span text:style-name="Strong_20_Emphasis"><text:span text:style-name="T93"> and select the CD image file (.iso) you just downloaded.</text:span></text:span></text:p><text:p text:style-name="P34"><text:span text:style-name="Strong_20_Emphasis"><text:span text:style-name="T95"><text:tab/>Click </text:span></text:span><text:span text:style-name="Strong_20_Emphasis"><text:span text:style-name="T103">Start Restore</text:span></text:span><text:span text:style-name="Strong_20_Emphasis"><text:span text:style-name="T95">, and then click </text:span></text:span><text:span text:style-name="Strong_20_Emphasis"><text:span text:style-name="T103">Restore</text:span></text:span><text:span text:style-name="Strong_20_Emphasis"><text:span text:style-name="T95">.</text:span></text:span></text:p><text:p text:style-name="P34"><text:span text:style-name="Strong_20_Emphasis"><text:span text:style-name="T95"><text:tab/>Or use the </text:span></text:span><text:span text:style-name="Strong_20_Emphasis"><text:span text:style-name="T103">Etcher</text:span></text:span><text:span text:style-name="Strong_20_Emphasis"><text:span text:style-name="T95"> program </text:span></text:span><text:span text:style-name="Strong_20_Emphasis"><text:span text:style-name="T96">(</text:span></text:span><text:a xlink:type="simple" xlink:href="https://www.balena.io/etcher/" text:style-name="Internet_20_link" text:visited-style-name="Visited_20_Internet_20_Link"><text:span text:style-name="Strong_20_Emphasis"><text:span text:style-name="T205">etcher.io</text:span></text:span></text:a><text:span text:style-name="Strong_20_Emphasis"><text:span text:style-name="T96">) </text:span></text:span><text:span text:style-name="Strong_20_Emphasis"><text:span text:style-name="T95">available for Windows, macOS, and Linux.</text:span></text:span></text:p></text:note-body></text:note></text:span><text:span text:style-name="T80"> </text:span><text:span text:style-name="T82">o</text:span><text:span text:style-name="T84">r</text:span><text:span text:style-name="T82"> </text:span><text:span text:style-name="T84">DVD</text:span><text:span text:style-name="T82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" office:value-type="string">
            <text:p text:style-name="P60"><text:span text:style-name="T85">S</text:span><text:span text:style-name="T86">tart up</text:span><text:span text:style-name="T80">/boot menu via </text:span><text:span text:style-name="Definition"><text:span text:style-name="T220">START</text:span></text:span><text:span text:style-name="Definition"><text:span text:style-name="T221">up</text:span></text:span><text:span text:style-name="Definition"><text:span text:style-name="T220">MEnU</text:span></text:span><text:span text:style-name="T80"> </text:span><text:span text:style-name="T87">and </text:span><text:span text:style-name="T86">settings/</text:span><text:span text:style-name="T83">setup</text:span><text:span text:style-name="T80"> via </text:span><text:span text:style-name="Definition"><text:span text:style-name="T14">SETTINGS</text:span>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1"><text:span text:style-name="Strong_20_Emphasis"><text:span text:style-name="T27">Select Start installer and p</text:span></text:span><text:span text:style-name="Strong_20_Emphasis"><text:span text:style-name="T24">ress the</text:span></text:span><text:span text:style-name="Strong_20_Emphasis"><text:span text:style-name="T25"> </text:span></text:span><text:span text:style-name="Strong_20_Emphasis"><text:span text:style-name="T26">Enter</text:span></text:span><text:span text:style-name="Strong_20_Emphasis"><text:span text:style-name="T24"> key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4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3"><text:span text:style-name="Strong_20_Emphasis"><text:span text:style-name="T117">Follow the instructions on the </text:span></text:span><text:span text:style-name="Strong_20_Emphasis"><text:span text:style-name="T118">installation</text:span></text:span><text:span text:style-name="Strong_20_Emphasis"><text:span text:style-name="T119"> screens</text:span></text:span><text:span text:style-name="Strong_20_Emphasis"><text:span text:style-name="T117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6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56"><draw:control text:anchor-type="as-char" draw:z-index="3" draw:name="Vorm13" draw:style-name="gr1" draw:text-style-name="P92" svg:width="0.35cm" svg:height="0.35cm" draw:control="control4"/></text:span></text:span></text:p>
          </table:table-cell>
          <table:table-cell table:style-name="_32_._5f_Installatie_5f_uitvoeren.C7" office:value-type="string">
            <text:p text:style-name="P55"><text:span text:style-name="Strong_20_Emphasis"><text:span text:style-name="T58">At </text:span></text:span><text:span text:style-name="Strong_20_Emphasis"><text:span text:style-name="T71">Select your location</text:span></text:span><text:span text:style-name="Strong_20_Emphasis"><text:span text:style-name="T63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7" office:value-type="string">
            <text:p text:style-name="P74">Click on <text:span text:style-name="T225">other</text:span> and click on <text:span text:style-name="T225">Continue</text:span>.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7" office:value-type="string">
            <text:p text:style-name="P75">Click on <text:span text:style-name="T225">Europe</text:span> <text:span text:style-name="T224">and click on </text:span><text:span text:style-name="T226">Continue</text:span><text:span text:style-name="T224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7" office:value-type="string">
            <text:p text:style-name="P76">Click on <text:span text:style-name="T225">Netherlands</text:span> and <text:span text:style-name="T224">click on </text:span><text:span text:style-name="T226">Continue</text:span><text:span text:style-name="T224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7" office:value-type="string">
            <text:p text:style-name="P55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9"><text:span text:style-name="Strong_20_Emphasis"><text:span text:style-name="T56"><draw:control text:anchor-type="as-char" draw:z-index="22" draw:name="Vorm 1" draw:style-name="gr1" draw:text-style-name="P92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73"><text:span text:style-name="Strong_20_Emphasis"><text:span text:style-name="T58">At </text:span></text:span><text:span text:style-name="Strong_20_Emphasis"><text:span text:style-name="T72">Configure the network</text:span></text:span><text:span text:style-name="Strong_20_Emphasis"><text:span text:style-name="T63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7" office:value-type="string">
            <text:p text:style-name="P77"><text:span text:style-name="Strong_20_Emphasis"><text:span text:style-name="T67">E</text:span></text:span><text:span text:style-name="Strong_20_Emphasis"><text:span text:style-name="T57">nter </text:span></text:span><text:span text:style-name="Strong_20_Emphasis"><text:span text:style-name="T79">Hostname</text:span></text:span><text:span text:style-name="Definition"><text:span text:style-name="T7"> </text:span></text:span><text:span text:style-name="Definition"><text:span text:style-name="T12">serv</text:span></text:span><text:span text:style-name="Definition"><text:span text:style-name="T10">erna</text:span></text:span><text:span text:style-name="Definition"><text:span text:style-name="T11">me</text:span></text:span><text:span text:style-name="Strong_20_Emphasis"><text:span text:style-name="T65">, </text:span></text:span><text:span text:style-name="Strong_20_Emphasis"><text:span text:style-name="T66">and click </text:span></text:span><text:span text:style-name="Strong_20_Emphasis"><text:span text:style-name="T75">Continue</text:span></text:span><text:span text:style-name="Strong_20_Emphasis"><text:span text:style-name="T66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7" office:value-type="string">
            <text:p text:style-name="P77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70"><text:span text:style-name="Strong_20_Emphasis"><text:span text:style-name="T56"><draw:control text:anchor-type="as-char" draw:z-index="23" draw:name="Vorm 2" draw:style-name="gr1" draw:text-style-name="P92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79">At <text:span text:style-name="T225">Set up users and passwords</text:span>: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7" office:value-type="string">
            <text:p text:style-name="P78">Don<text:span text:style-name="T159">'t set </text:span><text:span text:style-name="T161">Root</text:span><text:span text:style-name="T159"> pass</text:span><text:span text:style-name="T160">w</text:span><text:span text:style-name="T159">ord, just </text:span><text:span text:style-name="Strong_20_Emphasis"><text:span text:style-name="T66">click </text:span></text:span><text:span text:style-name="Strong_20_Emphasis"><text:span text:style-name="T75">Continue</text:span></text:span><text:span text:style-name="Strong_20_Emphasis"><text:span text:style-name="T66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7" office:value-type="string">
            <text:p text:style-name="P81"><text:span text:style-name="Strong_20_Emphasis"><text:span text:style-name="T67">E</text:span></text:span><text:span text:style-name="Strong_20_Emphasis"><text:span text:style-name="T57">nter </text:span></text:span><text:span text:style-name="Strong_20_Emphasis"><text:span text:style-name="T73">Full name of the new user</text:span></text:span><text:span text:style-name="Strong_20_Emphasis"><text:span text:style-name="T70"> </text:span></text:span><text:span text:style-name="Definition"><text:span text:style-name="T10">USER</text:span></text:span><text:span text:style-name="Strong_20_Emphasis"><text:span text:style-name="T64">, </text:span></text:span><text:span text:style-name="Strong_20_Emphasis"><text:span text:style-name="T66">and click </text:span></text:span><text:span text:style-name="Strong_20_Emphasis"><text:span text:style-name="T75">Continue</text:span></text:span><text:span text:style-name="Strong_20_Emphasis"><text:span text:style-name="T66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7" office:value-type="string">
            <text:p text:style-name="P80">Enter <text:span text:style-name="T225">User </text:span><text:span text:style-name="T227">n</text:span><text:span text:style-name="T225">ame for you</text:span><text:span text:style-name="T227">r</text:span><text:span text:style-name="T225"> account</text:span><text:span text:style-name="Strong_20_Emphasis"><text:span text:style-name="T65"> </text:span></text:span><text:span text:style-name="Definition"><text:span text:style-name="T10">USERna</text:span></text:span><text:span text:style-name="Definition"><text:span text:style-name="T11">me</text:span></text:span><text:span text:style-name="Strong_20_Emphasis"><text:span text:style-name="T64">, </text:span></text:span><text:span text:style-name="Strong_20_Emphasis"><text:span text:style-name="T66">and click </text:span></text:span><text:span text:style-name="Strong_20_Emphasis"><text:span text:style-name="T75">Continue</text:span></text:span><text:span text:style-name="Strong_20_Emphasis"><text:span text:style-name="T66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7" office:value-type="string">
            <text:p text:style-name="P82">E<text:span text:style-name="Strong_20_Emphasis"><text:span text:style-name="T66">nter a </text:span></text:span><text:span text:style-name="Strong_20_Emphasis"><text:span text:style-name="T76">password</text:span></text:span><text:span text:style-name="Strong_20_Emphasis"><text:span text:style-name="T66"> twice, and click </text:span></text:span><text:span text:style-name="Strong_20_Emphasis"><text:span text:style-name="T75">Continue</text:span></text:span><text:span text:style-name="Strong_20_Emphasis"><text:span text:style-name="T66">.</text:span></text:span></text:p>
          </table:table-cell>
        </table:table-row>
      </table:table>
      <text:p text:style-name="P28"><text:span text:style-name="Strong_20_Emphasis"><text:span text:style-name="T61"/></text:span></text:p>
      <text:list xml:id="list185546809365049" text:continue-numbering="true" text:style-name="L1">
        <text:list-item>
          <text:p text:style-name="P91"><text:bookmark-start text:name="__RefNumPara__12966_2272496019"/><text:span text:style-name="Strong_20_Emphasis"><text:span text:style-name="T78">Finish installation</text:span></text:span><text:bookmark-end text:name="__RefNumPara__12966_2272496019"/></text:p>
        </text:list-item>
      </text:list>
      <text:p text:style-name="P29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6"><draw:control text:anchor-type="as-char" draw:z-index="4" draw:name="Vorm22" draw:style-name="gr1" draw:text-style-name="P92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6"><text:span text:style-name="Strong_20_Emphasis"><text:span text:style-name="T28">Log in as </text:span></text:span><text:span text:style-name="Definition"><text:span text:style-name="T9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7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6"><draw:control text:anchor-type="as-char" draw:z-index="7" draw:name="Vorm4_1" draw:style-name="gr1" draw:text-style-name="P92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7"><text:span text:style-name="Strong_20_Emphasis"><text:span text:style-name="T36">Install 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6" text:note-class="footnote"><text:note-citation>1</text:note-citation><text:note-body><text:p text:style-name="P33"><text:span text:style-name="T217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7">karelzimmer.nl</text:span></text:span></text:a><text:span text:style-name="T217">) for installing and managing Debian and Debian based systems like Ubuntu.</text:span></text:p></text:note-body></text:note></text:span></text:span><text:span text:style-name="Strong_20_Emphasis"><text:span text:style-name="T38">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36"/></text:span></text:p>
          </table:table-cell>
          <table:table-cell table:style-name="_33_._5f_Installatie_5f_afronden.C4" office:value-type="string">
            <text:p text:style-name="P61"><text:span text:style-name="T13">Type, or copy and paste, these </text:span><text:span text:style-name="T15">two</text:span><text:span text:style-name="T13"> commands, each followed by the</text:span><text:span text:style-name="Strong_20_Emphasis"><text:span text:style-name="T42"> </text:span></text:span><text:span text:style-name="Strong_20_Emphasis"><text:span text:style-name="T40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5" office:value-type="string">
            <text:p text:style-name="P62"><text:span text:style-name="User_20_Entry"><text:span text:style-name="T111">wget karelzimmer.nl/</text:span></text:span><text:span text:style-name="User_20_Entry"><text:span text:style-name="T113">kz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6" office:value-type="string">
            <text:p text:style-name="P62"><text:span text:style-name="User_20_Entry"><text:span text:style-name="T111">bash </text:span></text:span><text:span text:style-name="User_20_Entry"><text:span text:style-name="T113">kz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7" office:value-type="string">
            <text:p text:style-name="P50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8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6"><draw:control text:anchor-type="as-char" draw:z-index="5" draw:name="Vorm33" draw:style-name="gr1" draw:text-style-name="P92" svg:width="0.35cm" svg:height="0.35cm" draw:control="control6"/></text:span></text:span></text:p>
          </table:table-cell>
          <table:table-cell table:style-name="_33_._5f_Installatie_5f_afronden.C9" office:value-type="string">
            <text:p text:style-name="P57"><text:span text:style-name="Strong_20_Emphasis"><text:span text:style-name="T46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9" office:value-type="string">
            <text:p text:style-name="P83"><text:span text:style-name="Strong_20_Emphasis"><text:span text:style-name="T39">Type </text:span></text:span><text:span text:style-name="User_20_Entry"><text:span text:style-name="T112">kz </text:span></text:span><text:span text:style-name="User_20_Entry"><text:span text:style-name="T114">menu</text:span></text:span><text:span text:style-name="Strong_20_Emphasis"><text:span text:style-name="T39"> command, 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36"/></text:span></text:p>
          </table:table-cell>
          <table:table-cell table:style-name="_33_._5f_Installatie_5f_afronden.C11" office:value-type="string">
            <text:p text:style-name="P72"><text:span text:style-name="Strong_20_Emphasis"><text:span text:style-name="T45">Se</text:span></text:span><text:span text:style-name="Strong_20_Emphasis"><text:span text:style-name="T51">lect</text:span></text:span><text:span text:style-name="Strong_20_Emphasis"><text:span text:style-name="T45"> </text:span></text:span><text:span text:style-name="Strong_20_Emphasis"><text:span text:style-name="T77">3</text:span></text:span><text:span text:style-name="Strong_20_Emphasis"><text:span text:style-name="T62"> </text:span></text:span><text:span text:style-name="Strong_20_Emphasis"><text:span text:style-name="T39">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12" office:value-type="string">
            <text:p text:style-name="P52"><text:span text:style-name="Strong_20_Emphasis"><text:span text:style-name="T43">Follow the instructions on the screen.</text:span></text:span></text:p>
          </table:table-cell>
        </table:table-row>
      </table:table>
      <text:p text:style-name="P29"><text:span text:style-name="Strong_20_Emphasis"><text:span text:style-name="T28"><text:tab/></text:span></text:span></text:p>
      <text:p text:style-name="P30"><text:span text:style-name="Strong_20_Emphasis"><text:span text:style-name="T43"/></text:span></text:p>
      <text:list xml:id="list185545959762582" text:continue-numbering="true" text:style-name="L1">
        <text:list-item>
          <text:p text:style-name="P90"><text:span text:style-name="Strong_20_Emphasis"><text:span text:style-name="T16">P</text:span></text:span><text:span text:style-name="Strong_20_Emphasis"><text:span text:style-name="T208">rovision user</text:span></text:span></text:p>
        </text:list-item>
      </text:list>
      <text:p text:style-name="P3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56"><draw:control text:anchor-type="as-char" draw:z-index="8" draw:name="Vorm36_0" draw:style-name="gr1" draw:text-style-name="P92" svg:width="0.35cm" svg:height="0.35cm" draw:control="control9"/></text:span></text:span></text:p>
          </table:table-cell>
          <table:table-cell table:style-name="Tabel2.A1" office:value-type="string">
            <text:p text:style-name="P67"><text:span text:style-name="Strong_20_Emphasis"><text:span text:style-name="T56"><draw:control text:anchor-type="as-char" draw:z-index="17" draw:name="Vorm36_ 1" draw:style-name="gr1" draw:text-style-name="P92" svg:width="0.35cm" svg:height="0.35cm" draw:control="control18"/></text:span></text:span></text:p>
          </table:table-cell>
          <table:table-cell table:style-name="Tabel2.D1" office:value-type="string">
            <text:p text:style-name="P25"><text:span text:style-name="Strong_20_Emphasis"><text:span text:style-name="T30">Log in as</text:span></text:span><text:span text:style-name="Strong_20_Emphasis"><text:span text:style-name="T28"> </text:span></text:span><text:span text:style-name="Definition"><text:span text:style-name="T9">USER</text:span></text:span><text:span text:style-name="Strong_20_Emphasis"><text:span text:style-name="T37"><text:note text:id="ftn7" text:note-class="footnote"><text:note-citation>1</text:note-citation><text:note-body><text:p text:style-name="P32"><text:span text:style-name="User_20_Entry"><text:span text:style-name="T115">Login any additional </text:span></text:span><text:span text:style-name="Definition"><text:span text:style-name="T202">USER</text:span></text:span><text:span text:style-name="User_20_Entry"><text:span text:style-name="T116">s </text:span></text:span><text:span text:style-name="User_20_Entry"><text:span text:style-name="T115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9"/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4"><text:span text:style-name="Strong_20_Emphasis"><text:span text:style-name="T117">Follow the instructions on the </text:span></text:span><text:span text:style-name="Strong_20_Emphasis"><text:span text:style-name="T120">welcome screens</text:span></text:span><text:span text:style-name="Strong_20_Emphasis"><text:span text:style-name="T117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9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><text:span text:style-name="Strong_20_Emphasis"><text:span text:style-name="T56"><draw:control text:anchor-type="as-char" draw:z-index="9" draw:name="Vorm36_2" draw:style-name="gr1" draw:text-style-name="P92" svg:width="0.35cm" svg:height="0.35cm" draw:control="control10"/></text:span></text:span></text:p>
          </table:table-cell>
          <table:table-cell table:style-name="Tabel2.A1" office:value-type="string">
            <text:p text:style-name="P68"><text:span text:style-name="Strong_20_Emphasis"><text:span text:style-name="T56"><draw:control text:anchor-type="as-char" draw:z-index="18" draw:name="Vorm36_ 2" draw:style-name="gr1" draw:text-style-name="P92" svg:width="0.35cm" svg:height="0.35cm" draw:control="control19"/></text:span></text:span></text:p>
          </table:table-cell>
          <table:table-cell table:style-name="Tabel2.D5" office:value-type="string">
            <text:p text:style-name="P26"><text:span text:style-name="Strong_20_Emphasis"><text:span text:style-name="T47">Set up the</text:span></text:span><text:span text:style-name="Strong_20_Emphasis"><text:span text:style-name="T48"> </text:span></text:span><text:span text:style-name="Strong_20_Emphasis"><text:span text:style-name="T54">user</text:span></text:span><text:span text:style-name="Definition"><text:span text:style-name="T222">:</text:span></text:span></text:p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/>
          </table:table-cell>
          <table:table-cell table:style-name="Tabel2.D6" office:value-type="string">
            <text:p text:style-name="P84"><text:span text:style-name="Strong_20_Emphasis"><text:span text:style-name="T39">Type </text:span></text:span><text:span text:style-name="User_20_Entry"><text:span text:style-name="T112">kz </text:span></text:span><text:span text:style-name="User_20_Entry"><text:span text:style-name="T114">menu</text:span></text:span><text:span text:style-name="Strong_20_Emphasis"><text:span text:style-name="T39"> command, 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7" office:value-type="string">
            <text:p text:style-name="P27"><text:span text:style-name="Strong_20_Emphasis"><text:span text:style-name="T52">Select</text:span></text:span><text:span text:style-name="Strong_20_Emphasis"><text:span text:style-name="T45"> </text:span></text:span><text:span text:style-name="Strong_20_Emphasis"><text:span text:style-name="T77">4 </text:span></text:span><text:span text:style-name="Strong_20_Emphasis"><text:span text:style-name="T39">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8" office:value-type="string">
            <text:p text:style-name="P53"><text:span text:style-name="Strong_20_Emphasis"><text:span text:style-name="T43">Follow the instructions on the screen.</text:span></text:span></text:p>
          </table:table-cell>
        </table:table-row>
      </table:table>
      <text:p text:style-name="P10"/>
      <text:p text:style-name="P12"/>
      <text:p text:style-name="P58"><text:span text:style-name="T127">End of checklist,</text:span><text:span text:style-name="T124"> </text:span><text:span text:style-name="T124"><text:user-field-get text:name="Distro">Debian</text:user-field-get></text:span><text:span text:style-name="T122"><text:s/></text:span><text:span text:style-name="T122"><text:user-field-get text:name="Version">12</text:user-field-get></text:span><text:span text:style-name="Strong_20_Emphasis"><text:span text:style-name="T123"><text:s/></text:span></text:span><text:span text:style-name="Strong_20_Emphasis"><text:span text:style-name="T125">LTS </text:span></text:span><text:span text:style-name="Strong_20_Emphasis"><text:span text:style-name="T126"><text:user-field-get text:name="Edition">server</text:user-field-get></text:span></text:span><text:span text:style-name="Strong_20_Emphasis"><text:span text:style-name="T126"><text:s/></text:span></text:span><text:span text:style-name="Strong_20_Emphasis"><text:span text:style-name="T127">installation is complete.</text:span></text:span></text:p>
      <text:p text:style-name="P37"/>
      <text:p text:style-name="P44"><text:span text:style-name="Emphasis"><text:span text:style-name="T213">Written</text:span></text:span><text:span text:style-name="Emphasis"><text:span text:style-name="T211"> </text:span></text:span><text:span text:style-name="Emphasis"><text:span text:style-name="T213">by</text:span></text:span><text:span text:style-name="Emphasis"><text:span text:style-name="T211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2">Karel Zimmer</text:span></text:span></text:a><text:span text:style-name="Emphasis"><text:span text:style-name="T211">, </text:span></text:span><text:a xlink:type="simple" xlink:href="https://creativecommons.org/publicdomain/zero/1.0" text:style-name="Internet_20_link" text:visited-style-name="Visited_20_Internet_20_Link"><text:span text:style-name="Emphasis"><text:span text:style-name="T214">CC0 1.0 Universal</text:span></text:span></text:a><text:span text:style-name="Emphasis"><text:span text:style-name="T211">, </text:span></text:span><text:span text:style-name="Strong_20_Emphasis"><text:span text:style-name="T43"><text:user-field-get text:name="Releaseyear">2023</text:user-field-get></text:span></text:span><text:span text:style-name="Emphasis"><text:span text:style-name="T21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3-08-05T18:55:45.223743910">05/08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5T18:55:44.893751099</dc:date>
    <meta:keyword>Installatie</meta:keyword>
    <meta:keyword>Checklist</meta:keyword>
    <meta:keyword>Linux</meta:keyword>
    <meta:editing-cycles>6891</meta:editing-cycles>
    <meta:editing-duration>P12DT3H22M48S</meta:editing-duration>
    <meta:print-date>2021-03-23T20:07:57.967210640</meta:print-date>
    <dc:creator>Karel Zimmer</dc:creator>
    <meta:document-statistic meta:table-count="4" meta:image-count="0" meta:object-count="0" meta:page-count="4" meta:paragraph-count="90" meta:word-count="578" meta:character-count="3528" meta:non-whitespace-character-count="2991"/>
    <meta:user-defined meta:name="Info 1"/>
    <meta:user-defined meta:name="Info 2"/>
    <meta:user-defined meta:name="Info 3"/>
    <meta:user-defined meta:name="Info 4"/>
  </office:meta>
</office:document-meta>
</file>